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c86a" officeooo:paragraph-rsid="001fc8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span text:style-name="T2"><text:s text:c="2"/>EXPERIMENT NO. 12</text:span></text:p>
      <text:p text:style-name="P2"/>
      <text:p text:style-name="P2"/>
      <text:p text:style-name="P2"/>
      <text:p text:style-name="P2">PROBELM STATEMENT :<text:span text:style-name="T3">Write program to implement a priority queue in c++ using an order list to store the items in the queue. create a class that indudes the data items (which should be template) and the priority (which should be int). The inorder list should contain these objects, with operator &lt;= overloaded. so that the items with highest priority appear at the start of the list (which will make it relatively easy to retrieve the highest item).</text:span></text:p>
      <text:p text:style-name="P2"/>
      <text:p text:style-name="P2">CODE:</text:p>
      <text:p text:style-name="P2"/>
      <text:p text:style-name="Standard">#include &lt;iostream&gt;</text:p>
      <text:p text:style-name="Standard">#include &lt;cstdio&gt;</text:p>
      <text:p text:style-name="Standard">#include &lt;cstring&gt;</text:p>
      <text:p text:style-name="Standard">#include &lt;cstdlib&gt;</text:p>
      <text:p text:style-name="Standard">using namespace std;</text:p>
      <text:p text:style-name="Standard">struct n // node declaration {</text:p>
      <text:p text:style-name="Standard">int p;</text:p>
      <text:p text:style-name="Standard">int info;</text:p>
      <text:p text:style-name="Standard">struct n *l;</text:p>
      <text:p text:style-name="Standard">};</text:p>
      <text:p text:style-name="Standard">class Priority_Queue {</text:p>
      <text:p text:style-name="Standard">private:</text:p>
      <text:p text:style-name="Standard">//Declare a front pointer f and initialize it to NULL.</text:p>
      <text:p text:style-name="Standard">n *f;</text:p>
      <text:p text:style-name="Standard">public:</text:p>
      <text:p text:style-name="Standard">Priority_Queue() //constructor {</text:p>
      <text:p text:style-name="Standard">f = NULL;</text:p>
      <text:p text:style-name="Standard">}</text:p>
      <text:p text:style-name="Standard">void insert(int i, int p) {</text:p>
      <text:p text:style-name="Standard">n *t, *q;</text:p>
      <text:p text:style-name="Standard">t = new n;</text:p>
      <text:p text:style-name="Standard">t-&gt;info = i;</text:p>
      <text:p text:style-name="Standard">t-&gt;p = p;</text:p>
      <text:p text:style-name="Standard">if (f == NULL || p &lt; f-&gt;p) {</text:p>
      <text:p text:style-name="Standard">t-&gt;l= f;</text:p>
      <text:p text:style-name="Standard">f = t;</text:p>
      <text:p text:style-name="Standard">} else {</text:p>
      <text:p text:style-name="Standard">q = f;</text:p>
      <text:p text:style-name="Standard">while (q-&gt;l != NULL &amp;&amp; q-&gt;l-&gt;p &lt;= p)</text:p>
      <text:p text:style-name="Standard">q = q-&gt;l;</text:p>
      <text:p text:style-name="Standard">t-&gt;l = q-&gt;l;</text:p>
      <text:p text:style-name="Standard">q-&gt;l = t;</text:p>
      <text:p text:style-name="Standard">}</text:p>
      <text:p text:style-name="Standard">}</text:p>
      <text:p text:style-name="Standard">void del() {</text:p>
      <text:p text:style-name="Standard">n *t;</text:p>
      <text:p text:style-name="Standard">if(f == NULL) //if queue is null</text:p>
      <text:p text:style-name="Standard">cout&lt;&lt;"Queue Underflow\n";</text:p>
      <text:p text:style-name="Standard">else {</text:p>
      <text:p text:style-name="Standard">t = f;</text:p>
      <text:p text:style-name="Standard"><text:soft-page-break/>cout&lt;&lt;"Deleted item is: "&lt;&lt;t-&gt;info&lt;&lt;endl;</text:p>
      <text:p text:style-name="Standard">f = f-&gt;l;</text:p>
      <text:p text:style-name="Standard">free(t);</text:p>
      <text:p text:style-name="Standard">}</text:p>
      <text:p text:style-name="Standard">}</text:p>
      <text:p text:style-name="Standard">void show() //print queue {</text:p>
      <text:p text:style-name="Standard">n *ptr;</text:p>
      <text:p text:style-name="Standard">ptr = f;</text:p>
      <text:p text:style-name="Standard">if (f == NULL)</text:p>
      <text:p text:style-name="Standard">cout&lt;&lt;"Queue is empty\n";</text:p>
      <text:p text:style-name="Standard">else {</text:p>
      <text:p text:style-name="Standard">cout&lt;&lt;"Queue is :\n";</text:p>
      <text:p text:style-name="Standard">cout&lt;&lt;"Priority Item\n";</text:p>
      <text:p text:style-name="Standard">while(ptr != NULL) {</text:p>
      <text:p text:style-name="Standard">cout&lt;&lt;ptr-&gt;p&lt;&lt;" "&lt;&lt;ptr-&gt;info&lt;&lt;endl;</text:p>
      <text:p text:style-name="Standard">ptr = ptr-&gt;l;</text:p>
      <text:p text:style-name="Standard">}</text:p>
      <text:p text:style-name="Standard">}</text:p>
      <text:p text:style-name="Standard">}</text:p>
      <text:p text:style-name="Standard">};</text:p>
      <text:p text:style-name="Standard">int main() {</text:p>
      <text:p text:style-name="Standard">int c, i, p;</text:p>
      <text:p text:style-name="Standard">Priority_Queue pq;</text:p>
      <text:p text:style-name="Standard">Do//perform switch opeartion {</text:p>
      <text:p text:style-name="Standard">cout&lt;&lt;"1.Insert\n";</text:p>
      <text:p text:style-name="Standard">cout&lt;&lt;"2.Delete\n";</text:p>
      <text:p text:style-name="Standard">cout&lt;&lt;"3.Display\n";</text:p>
      <text:p text:style-name="Standard">cout&lt;&lt;"4.Exit\n";</text:p>
      <text:p text:style-name="Standard">cout&lt;&lt;"Enter your choice : ";</text:p>
      <text:p text:style-name="Standard">cin&gt;&gt;c;</text:p>
      <text:p text:style-name="Standard">switch(c) {</text:p>
      <text:p text:style-name="Standard">case 1:</text:p>
      <text:p text:style-name="Standard">cout&lt;&lt;"Input the item value to be added in the queue : ";</text:p>
      <text:p text:style-name="Standard">cin&gt;&gt;i;</text:p>
      <text:p text:style-name="Standard">cout&lt;&lt;"Enter its priority : ";</text:p>
      <text:p text:style-name="Standard">cin&gt;&gt;p;</text:p>
      <text:p text:style-name="Standard">pq.insert(i, p);</text:p>
      <text:p text:style-name="Standard">break;</text:p>
      <text:p text:style-name="Standard">case 2:</text:p>
      <text:p text:style-name="Standard">pq.del();</text:p>
      <text:p text:style-name="Standard">break;</text:p>
      <text:p text:style-name="Standard">case 3:</text:p>
      <text:p text:style-name="Standard">pq.show();</text:p>
      <text:p text:style-name="Standard">break;</text:p>
      <text:p text:style-name="Standard">case 4:</text:p>
      <text:p text:style-name="Standard">break;</text:p>
      <text:p text:style-name="Standard">default:</text:p>
      <text:p text:style-name="Standard">cout&lt;&lt;"Wrong choice\n";</text:p>
      <text:p text:style-name="Standard">}</text:p>
      <text:p text:style-name="Standard">}</text:p>
      <text:p text:style-name="Standard">while(c != 4);</text:p>
      <text:p text:style-name="Standard">return 0;</text:p>
      <text:p text:style-name="Standard"><text:soft-page-break/>}</text:p>
      <text:p text:style-name="P1"/>
      <text:p text:style-name="P1"/>
      <text:p text:style-name="P2">OUTPUT:</text:p>
      <text:p text:style-name="P2"/>
      <text:p text:style-name="Standard">1.Insert</text:p>
      <text:p text:style-name="Standard">2.Delete</text:p>
      <text:p text:style-name="Standard">3.Display</text:p>
      <text:p text:style-name="Standard">4.Exit</text:p>
      <text:p text:style-name="Standard">Enter your choice : 1</text:p>
      <text:p text:style-name="Standard">Input the item value to be added in the queue : 7</text:p>
      <text:p text:style-name="Standard">Enter its priority : 2</text:p>
      <text:p text:style-name="Standard">1.Insert</text:p>
      <text:p text:style-name="Standard">2.Delete</text:p>
      <text:p text:style-name="Standard">3.Display</text:p>
      <text:p text:style-name="Standard">4.Exit</text:p>
      <text:p text:style-name="Standard">Enter your choice : 1</text:p>
      <text:p text:style-name="Standard">Input the item value to be added in the queue : 6</text:p>
      <text:p text:style-name="Standard">Enter its priority : 1</text:p>
      <text:p text:style-name="Standard">1.Insert</text:p>
      <text:p text:style-name="Standard">2.Delete</text:p>
      <text:p text:style-name="Standard">3.Display</text:p>
      <text:p text:style-name="Standard">4.Exit</text:p>
      <text:p text:style-name="Standard">Enter your choice : 1</text:p>
      <text:p text:style-name="Standard">Input the item value to be added in the queue : 3</text:p>
      <text:p text:style-name="Standard">Enter its priority : 3</text:p>
      <text:p text:style-name="Standard">1.Insert</text:p>
      <text:p text:style-name="Standard">2.Delete</text:p>
      <text:p text:style-name="Standard">3.Display</text:p>
      <text:p text:style-name="Standard">4.Exit</text:p>
      <text:p text:style-name="Standard">Enter your choice : 1</text:p>
      <text:p text:style-name="Standard">Input the item value to be added in the queue : 4</text:p>
      <text:p text:style-name="Standard">Enter its priority : 3</text:p>
      <text:p text:style-name="Standard">1.Insert</text:p>
      <text:p text:style-name="Standard">2.Delete</text:p>
      <text:p text:style-name="Standard">3.Display</text:p>
      <text:p text:style-name="Standard">4.Exit</text:p>
      <text:p text:style-name="Standard">Enter your choice : 3</text:p>
      <text:p text:style-name="Standard">Queue is :</text:p>
      <text:p text:style-name="Standard">Priority Item</text:p>
      <text:p text:style-name="Standard">1 6</text:p>
      <text:p text:style-name="Standard">2 7</text:p>
      <text:p text:style-name="Standard">3 3</text:p>
      <text:p text:style-name="Standard">3 4</text:p>
      <text:p text:style-name="Standard">1.Insert</text:p>
      <text:p text:style-name="Standard">2.Delete</text:p>
      <text:p text:style-name="Standard">3.Display</text:p>
      <text:p text:style-name="Standard">4.Exit</text:p>
      <text:p text:style-name="Standard">Enter your choice : 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21:46:18.620162308</meta:creation-date>
    <dc:date>2023-11-29T21:52:26.882237946</dc:date>
    <meta:editing-duration>PT6M8S</meta:editing-duration>
    <meta:editing-cycles>1</meta:editing-cycles>
    <meta:document-statistic meta:table-count="0" meta:image-count="0" meta:object-count="0" meta:page-count="3" meta:paragraph-count="141" meta:word-count="461" meta:character-count="2428" meta:non-whitespace-character-count="2058"/>
    <meta:generator>LibreOffice/7.3.7.2$Linux_X86_64 LibreOffice_project/30$Build-2</meta:generator>
  </office:meta>
</office:document-meta>
</file>